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officeooo:paragraph-rsid="00259f4d"/>
    </style:style>
    <style:style style:name="P2" style:family="paragraph" style:parent-style-name="Table_20_Contents">
      <style:text-properties officeooo:rsid="002ff161" officeooo:paragraph-rsid="002ff161"/>
    </style:style>
    <style:style style:name="P3" style:family="paragraph" style:parent-style-name="Table_20_Contents">
      <style:paragraph-properties fo:text-align="end" style:justify-single-word="false"/>
      <style:text-properties fo:font-size="12pt" officeooo:rsid="002ff161" officeooo:paragraph-rsid="002ff161" style:font-size-asian="12pt" style:font-size-complex="12pt"/>
    </style:style>
    <style:style style:name="P4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5" style:family="paragraph" style:parent-style-name="Table_20_Contents">
      <style:paragraph-properties fo:text-align="end" style:justify-single-word="false"/>
      <style:text-properties fo:font-size="8pt" officeooo:rsid="0051bc24" officeooo:paragraph-rsid="0051bc24" style:font-size-asian="12.25pt" style:font-size-complex="14pt"/>
    </style:style>
    <style:style style:name="P6" style:family="paragraph" style:parent-style-name="Standard">
      <style:text-properties officeooo:rsid="002ff161" officeooo:paragraph-rsid="002ff161"/>
    </style:style>
    <style:style style:name="P7" style:family="paragraph" style:parent-style-name="Standard">
      <style:text-properties officeooo:rsid="004f3eed" officeooo:paragraph-rsid="004f3eed"/>
    </style:style>
    <style:style style:name="P8" style:family="paragraph" style:parent-style-name="Standard">
      <style:text-properties fo:font-size="14pt" fo:font-weight="bold" officeooo:rsid="00330a50" officeooo:paragraph-rsid="00330a50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4f3eed" officeooo:paragraph-rsid="00533eda"/>
    </style:style>
    <style:style style:name="P10" style:family="paragraph" style:parent-style-name="Standard">
      <style:text-properties officeooo:rsid="004fe8a3" officeooo:paragraph-rsid="004fe8a3"/>
    </style:style>
    <style:style style:name="P11" style:family="paragraph" style:parent-style-name="Standard">
      <style:text-properties officeooo:rsid="0050af5d" officeooo:paragraph-rsid="00561a03"/>
    </style:style>
    <style:style style:name="P12" style:family="paragraph" style:parent-style-name="Standard">
      <style:text-properties officeooo:rsid="00330a50" officeooo:paragraph-rsid="00330a50"/>
    </style:style>
    <style:style style:name="P13" style:family="paragraph" style:parent-style-name="Standard">
      <style:text-properties fo:font-size="14pt" fo:font-weight="bold" officeooo:rsid="004139c1" officeooo:paragraph-rsid="004139c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normal" officeooo:rsid="009a698b" officeooo:paragraph-rsid="005ddac8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4139c1" officeooo:paragraph-rsid="004139c1"/>
    </style:style>
    <style:style style:name="P16" style:family="paragraph" style:parent-style-name="Standard">
      <style:text-properties fo:font-size="14pt" fo:font-weight="bold" officeooo:rsid="00429685" officeooo:paragraph-rsid="00429685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429685" officeooo:paragraph-rsid="0042968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62379f" officeooo:paragraph-rsid="0043803e" style:font-size-asian="10.5pt" style:font-weight-asian="normal" style:font-size-complex="12pt" style:font-weight-complex="normal"/>
    </style:style>
    <style:style style:name="T1" style:family="text">
      <style:text-properties officeooo:rsid="0051bc24"/>
    </style:style>
    <style:style style:name="T2" style:family="text">
      <style:text-properties officeooo:rsid="005f4be8"/>
    </style:style>
    <style:style style:name="T3" style:family="text">
      <style:text-properties officeooo:rsid="004f3eed"/>
    </style:style>
    <style:style style:name="T4" style:family="text">
      <style:text-properties officeooo:rsid="00533eda"/>
    </style:style>
    <style:style style:name="T5" style:family="text">
      <style:text-properties officeooo:rsid="005a7c98"/>
    </style:style>
    <style:style style:name="T6" style:family="text">
      <style:text-properties officeooo:rsid="004fd2ec"/>
    </style:style>
    <style:style style:name="T7" style:family="text">
      <style:text-properties style:font-name="Consolas"/>
    </style:style>
    <style:style style:name="T8" style:family="text">
      <style:text-properties officeooo:rsid="005e3f95"/>
    </style:style>
    <style:style style:name="T9" style:family="text">
      <style:text-properties style:font-name="Consolas" officeooo:rsid="005e3f95"/>
    </style:style>
    <style:style style:name="T10" style:family="text">
      <style:text-properties officeooo:rsid="00561a03"/>
    </style:style>
    <style:style style:name="T11" style:family="text">
      <style:text-properties officeooo:rsid="0057752b"/>
    </style:style>
    <style:style style:name="T12" style:family="text">
      <style:text-properties officeooo:rsid="009c1a14"/>
    </style:style>
    <style:style style:name="T13" style:family="text">
      <style:text-properties officeooo:rsid="005c4349"/>
    </style:style>
    <style:style style:name="T14" style:family="text">
      <style:text-properties officeooo:rsid="004380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T231</text:p>
          </table:table-cell>
          <table:table-cell table:style-name="Table1.A1" office:value-type="string">
            <text:p text:style-name="P3">Lab <text:span text:style-name="T1">10</text:span></text:p>
          </table:table-cell>
        </table:table-row>
        <table:table-row>
          <table:table-cell table:style-name="Table1.A1" office:value-type="string">
            <text:p text:style-name="P4">Score: ______/<text:span text:style-name="T2">8</text:span></text:p>
          </table:table-cell>
          <table:table-cell table:style-name="Table1.A1" office:value-type="string">
            <text:p text:style-name="P5">v2.0</text:p>
          </table:table-cell>
        </table:table-row>
      </table:table>
      <text:p text:style-name="P1"/>
      <text:p text:style-name="P6">In this lab, you’ll demonstrate your understanding of object-oriented programming by using <text:span text:style-name="T3">factory design patterns</text:span>.</text:p>
      <text:p text:style-name="P6"/>
      <text:p text:style-name="P7">This lab is a <text:span text:style-name="T1">continuation</text:span> of <text:span text:style-name="T4">Homework 2</text:span>. If you have not finished <text:span text:style-name="T4">Homework 2</text:span>, make sure you do it before starting this one.</text:p>
      <text:p text:style-name="P6"/>
      <text:p text:style-name="P8">Specifications</text:p>
      <text:p text:style-name="P6"/>
      <text:p text:style-name="P9"><text:span text:style-name="T5">Rewrite parts of your</text:span> code from <text:span text:style-name="T4">Homework 2</text:span> to use <text:span text:style-name="T6">a factory design pattern.</text:span></text:p>
      <text:p text:style-name="P7"/>
      <text:p text:style-name="P10">The <text:span text:style-name="T7">Categorization</text:span> class has been removed and there is a method in the <text:span text:style-name="T8">static class</text:span> <text:span text:style-name="T7">InventoryItem</text:span><text:span text:style-name="T9">Factory</text:span> to implement.</text:p>
      <text:p text:style-name="P10"/>
      <text:p text:style-name="P11"><text:span text:style-name="T10">You are encouraged to reuse co</text:span>de from <text:span text:style-name="T4">Homework 2 </text:span><text:span text:style-name="T11">in</text:span><text:span text:style-name="T10"> this lab</text:span>.</text:p>
      <text:p text:style-name="P12"/>
      <text:p text:style-name="P13">Scoring</text:p>
      <text:p text:style-name="P12"/>
      <text:p text:style-name="P14"><text:span text:style-name="T2">5</text:span> points will be awarded according to the automated grader. <text:span text:style-name="T2">3</text:span> points will be awarded based on source code cleanliness, <text:span text:style-name="T12">the constraints being met,</text:span> and observed understanding of the topic.</text:p>
      <text:p text:style-name="P15"/>
      <text:p text:style-name="P16">Submission</text:p>
      <text:p text:style-name="P17"/>
      <text:p text:style-name="P18">The submission for this lab <text:span text:style-name="T13">is</text:span> the commit ID <text:span text:style-name="T13">for the commit</text:span> you want to be graded. <text:span text:style-name="T14">You will submit it via the Canvas assignmen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1-28T20:49:44.645076474</dc:date>
    <dc:creator>Nicholas Page</dc:creator>
    <meta:editing-duration>PT11H36M55S</meta:editing-duration>
    <meta:editing-cycles>53</meta:editing-cycles>
    <meta:generator>LibreOffice/24.8.4.2$Linux_X86_64 LibreOffice_project/480$Build-2</meta:generator>
    <meta:document-statistic meta:table-count="1" meta:image-count="0" meta:object-count="0" meta:page-count="1" meta:paragraph-count="14" meta:word-count="147" meta:character-count="868" meta:non-whitespace-character-count="735"/>
  </office:meta>
</office:document-meta>
</file>